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4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6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9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0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1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2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3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4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6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7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8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9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0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d81b0d0434625613">
        <text:h text:style-name="P1" text:outline-level="2">1. The Harsh Truths &amp; Core Techniques</text:h>
        <text:p text:style-name="P2">The Harsh Truths of Competitive Programming:</text:p>
        <text:list text:style-name="L1">
          <text:list-item>
            <text:p text:style-name="P3"><text:span text:style-name="T1">Typing is not problem-solving:</text:span> If your fingers are moving, your brain is usually turned off. Spend 80% of your time on paper, 20% on the keyboard.</text:p>
          </text:list-item>
          <text:list-item>
            <text:p text:style-name="P3"><text:span text:style-name="T1">Easy problems are a trap:</text:span> Solving 1,000 easy problems gives you a fake dopamine hit. If you aren't struggling and your brain doesn't physically hurt trying to bridge a logical gap, you aren't growing.</text:p>
          </text:list-item>
          <text:list-item>
            <text:p text:style-name="P3"><text:span text:style-name="T1">CSES is the wrench, Codeforces is the engine:</text:span> CSES taught you algorithms. Codeforces will hand you scrap metal and ask you to build a machine. Do not force heavy CSES data structures onto simple CF ad-hoc math problems.</text:p>
          </text:list-item>
          <text:list-item>
            <text:p text:style-name="P3"><text:span text:style-name="T1">Embrace the Flatline:</text:span> Your rating will flatline for months. You will feel stupid. Then, overnight, a pattern will click, and you will jump 200 points. Do not quit.</text:p>
          </text:list-item>
        </text:list>
        <text:p text:style-name="P2">The Golden Techniques:</text:p>
        <text:list text:style-name="L2">
          <text:list-item>
            <text:p text:style-name="P4"><text:span text:style-name="T1">Reverse-Engineer Constraints:</text:span> Always look at $N$ before the story. If $N \le 2000$, $O(N^2)$ is safe. If $N \le 2 \cdot 10^5$, you are strictly bound to $O(N \log N)$ or $O(N)$.</text:p>
          </text:list-item>
          <text:list-item>
            <text:p text:style-name="P4"><text:span text:style-name="T1">The "Three Strikes" Rule:</text:span> Never open an editorial unless you have written down at least three <text:span text:style-name="T2">distinct, failed approaches</text:span> on paper.</text:p>
          </text:list-item>
          <text:list-item>
            <text:p text:style-name="P4"><text:span text:style-name="T1">The "Amnesia" Rule:</text:span> If you read an editorial, close it, step away for 30 minutes, and then code it from memory. If you can't, you didn't learn it.</text:p>
          </text:list-item>
        </text:list>
        <text:p text:style-name="Horizontal_20_Line"/>
        <text:h text:style-name="P1" text:outline-level="2">2. The Micro-Strategy: The 60-Minute Rule</text:h>
        <text:p text:style-name="P5">Apply this strict timeline to every single problem you solve outside of live contests.</text:p>
        <text:list text:style-name="L3">
          <text:list-item>
            <text:p text:style-name="P6"><text:span text:style-name="T1">Minutes 0-5 (Reconnaissance):</text:span> Read the problem twice. Check constraints. Guess the intended Time Complexity.</text:p>
          </text:list-item>
          <text:list-item>
            <text:p text:style-name="P6"><text:span text:style-name="T1">Minutes 5-25 (Observation):</text:span> <text:span text:style-name="T1">NO KEYBOARD.</text:span> Pen and paper only. Draw sample cases. Find the math/logic invariant.</text:p>
          </text:list-item>
          <text:list-item>
            <text:p text:style-name="P6"><text:span text:style-name="T1">Minutes 25-35 (Attack It):</text:span> Try to break your logic with extreme edge cases (e.g., $N=1$, all zeros, sorted array).</text:p>
          </text:list-item>
          <text:list-item>
            <text:p text:style-name="P6"><text:span text:style-name="T1">Minutes 35-45 (Code It):</text:span> Only touch the keyboard if your logic survived your own attacks.</text:p>
          </text:list-item>
          <text:list-item>
            <text:p text:style-name="P6"><text:span text:style-name="T1">Minutes 45-60 (The Struggle):</text:span> Debug or rethink.</text:p>
          </text:list-item>
          <text:list-item>
            <text:p text:style-name="P6"><text:soft-page-break/><text:span text:style-name="T1">Minute 60+ (Editorial Protocol):</text:span> Read <text:span text:style-name="T2">only the first hint</text:span>. Close the tab. Wait 30 minutes. Code from memory.</text:p>
          </text:list-item>
        </text:list>
        <text:p text:style-name="Horizontal_20_Line"/>
        <text:h text:style-name="P1" text:outline-level="2">3. The Daily Timetable (16 Hours Deep Work)</text:h>
        <text:p text:style-name="P5">This layout accommodates your 1:00 PM nap and perfectly aligns your evening block with live Codeforces, LeetCode, or AtCoder contests.</text:p>
        <text:h text:style-name="P7" text:outline-level="3">🌅 <text:span text:style-name="T3">MORNING: THE LOGIC AWAKENING</text:span></text:h>
        <text:list text:style-name="L4">
          <text:list-item>
            <text:p text:style-name="P8"><text:span text:style-name="T1">05:00 AM – 05:30 AM | System Boot (30 mins):</text:span> Wake up, drink 1L of water. <text:span text:style-name="T1">Zero screens.</text:span> Walk outside or stretch to wake up your brain.</text:p>
          </text:list-item>
          <text:list-item>
            <text:p text:style-name="P9">05:30 AM – 09:30 AM | Deep Logic &amp; Observation (4 hrs):</text:p>
            <text:list>
              <text:list-item>
                <text:p text:style-name="P8"><text:span text:style-name="T1">Target:</text:span> USACO Section-Wise (Silver/Gold).</text:p>
              </text:list-item>
              <text:list-item>
                <text:p text:style-name="P8"><text:span text:style-name="T1">Execution:</text:span> USACO requires deep thought. Expand the micro-strategy to <text:span text:style-name="T1">90 minutes per problem</text:span>. Spend up to 45 minutes purely on paper.</text:p>
              </text:list-item>
            </text:list>
          </text:list-item>
          <text:list-item>
            <text:p text:style-name="P8"><text:span text:style-name="T1">09:30 AM – 10:00 AM | Refuel (30 mins):</text:span> Quick breakfast. Step away from the desk.</text:p>
          </text:list-item>
        </text:list>
        <text:h text:style-name="P7" text:outline-level="3">☀️ <text:span text:style-name="T3">MID-DAY: THE CLASSIC FOUNDATIONS</text:span></text:h>
        <text:list text:style-name="L5">
          <text:list-item>
            <text:p text:style-name="P10">10:00 AM – 01:00 PM | CF Foundations - Part A (3 hrs):</text:p>
            <text:list>
              <text:list-item>
                <text:p text:style-name="P11"><text:span text:style-name="T1">Target:</text:span> C2Ladders or CF "Most Solved" (+100 to +200 rating above current level).</text:p>
              </text:list-item>
              <text:list-item>
                <text:p text:style-name="P11"><text:span text:style-name="T1">Execution:</text:span> Apply the strict 60-Minute Micro-Strategy. Learn the classic CP tricks.</text:p>
              </text:list-item>
            </text:list>
          </text:list-item>
          <text:list-item>
            <text:p text:style-name="P11"><text:span text:style-name="T1">01:00 PM – 02:00 PM | Hard Reset (1 hr):</text:span> Lunch and a <text:span text:style-name="T1">mandatory 30-40 minute nap</text:span>. Your brain is running on low sleep; this nap is non-negotiable for afternoon survival.</text:p>
          </text:list-item>
          <text:list-item>
            <text:p text:style-name="P10">02:00 PM – 03:30 PM | CF Foundations - Part B (1.5 hrs):</text:p>
            <text:list>
              <text:list-item>
                <text:p text:style-name="P11"><text:span text:style-name="T1">Target:</text:span> Finish your C2Ladders quota for the day.</text:p>
              </text:list-item>
            </text:list>
          </text:list-item>
        </text:list>
        <text:h text:style-name="P7" text:outline-level="3">🌇 <text:span text:style-name="T3">AFTERNOON: TARGETED REPAIR</text:span></text:h>
        <text:list text:style-name="L6">
          <text:list-item>
            <text:p text:style-name="P12">03:30 PM – 07:30 PM | Weakness Elimination (4 hrs):</text:p>
            <text:list>
              <text:list-item>
                <text:p text:style-name="P13"><text:span text:style-name="T1">Target:</text:span> Topic-wise Upsolve (e.g., Graph DP, Binary Search, Constructives).</text:p>
              </text:list-item>
              <text:list-item>
                <text:p text:style-name="P13"><text:soft-page-break/><text:span text:style-name="T1">Execution:</text:span> Apply the 60-Minute Micro-Strategy. Since you know the topic tag, spend minutes 5-25 figuring out <text:span text:style-name="T2">how</text:span> the algorithm is hidden in the story.</text:p>
              </text:list-item>
            </text:list>
          </text:list-item>
          <text:list-item>
            <text:p text:style-name="P13"><text:span text:style-name="T1">07:30 PM – 08:00 PM | Pre-Contest Disconnect (30 mins):</text:span> Fast dinner. Completely detach from CP to clear your mind before the contest window.</text:p>
          </text:list-item>
        </text:list>
        <text:h text:style-name="P7" text:outline-level="3">🌙 <text:span text:style-name="T3">EVENING: THE CONTEST ARENA</text:span></text:h>
        <text:list text:style-name="L7">
          <text:list-item>
            <text:p text:style-name="P14">08:00 PM – 10:30 PM | The Modern Meta &amp; Live Contests (2.5 hrs):</text:p>
            <text:list>
              <text:list-item>
                <text:p text:style-name="P15"><text:span text:style-name="T1">Target:</text:span> <text:span text:style-name="T1">Live Codeforces Rounds</text:span> (usually 8:05 PM or 8:35 PM BD Time).</text:p>
              </text:list-item>
              <text:list-item>
                <text:p text:style-name="P15"><text:span text:style-name="T1">Execution:</text:span> If there is a live contest, compete with zero distractions. If there is no live contest, run a <text:span text:style-name="T1">Virtual Contest</text:span> from recent Div 2 / Div 3 rounds. Ignore the 60-minute rule for A and B to practice raw speed.</text:p>
              </text:list-item>
            </text:list>
          </text:list-item>
        </text:list>
        <text:h text:style-name="P7" text:outline-level="3">🌌 <text:span text:style-name="T3">NIGHT: CODIFICATION &amp; SHUTDOWN</text:span></text:h>
        <text:list text:style-name="L8">
          <text:list-item>
            <text:p text:style-name="P16">10:30 PM – 11:30 PM | Codification (1 hr):</text:p>
            <text:list>
              <text:list-item>
                <text:p text:style-name="P17"><text:span text:style-name="T1">Target:</text:span> Post-Contest Upsolve &amp; Team Reference Document (TRD) Build.</text:p>
              </text:list-item>
              <text:list-item>
                <text:p text:style-name="P17"><text:span text:style-name="T1">Execution:</text:span> Take the code from the contest you just did. Clean it up, read the editorial for the problem you failed, and add any new templates to your TRD.</text:p>
              </text:list-item>
            </text:list>
          </text:list-item>
          <text:list-item>
            <text:p text:style-name="P17"><text:span text:style-name="T1">11:30 PM | Hard Shutdown:</text:span> Screens off. Go to sleep immediately.</text:p>
          </text:list-item>
        </text:list>
        <text:p text:style-name="Horizontal_20_Line"/>
        <text:h text:style-name="P1" text:outline-level="2">4. Most Important Words for Competitive Programming</text:h>
        <text:list text:style-name="L9">
          <text:list-item>
            <text:p text:style-name="P18"><text:span text:style-name="T1">Upsolve:</text:span> Solving problems <text:span text:style-name="T2">after</text:span> the contest ends. Contests measure your skill; upsolving builds it.</text:p>
          </text:list-item>
          <text:list-item>
            <text:p text:style-name="P18"><text:span text:style-name="T1">Paper:</text:span> Your true compiler. A wrong answer on paper costs 0 penalty points.</text:p>
          </text:list-item>
          <text:list-item>
            <text:p text:style-name="P18"><text:span text:style-name="T1">Constraints:</text:span> The blueprint. The constraints whisper the intended algorithm to you before you even read the story.</text:p>
          </text:list-item>
          <text:list-item>
            <text:p text:style-name="P18"><text:span text:style-name="T1">Counter-Example:</text:span> The act of playing devil's advocate and aggressively trying to break your own logic before typing.</text:p>
          </text:list-item>
          <text:list-item>
            <text:p text:style-name="P18"><text:span text:style-name="T1">Occam's Razor:</text:span> The simplest solution is usually the right one. If a 1400-rated problem requires 150 lines of complex data structures, your approach is wrong.</text:p>
          </text:list-item>
        </text:list>
        <text:p text:style-name="Horizontal_20_Line"><text:soft-page-break/></text:p>
        <text:h text:style-name="P1" text:outline-level="2">5. Problem Solving Tricks &amp; Growth Strategy</text:h>
        <text:p text:style-name="P2">When should I move to the next rating bracket?</text:p>
        <text:list text:style-name="L10">
          <text:list-item>
            <text:p text:style-name="P19"><text:span text:style-name="T1">The "Rule of 10":</text:span> Do not blindly solve 300 problems per rating. If you can solve <text:span text:style-name="T1">10 problems in a row</text:span> at a specific rating (e.g., 1400) within 45 minutes each, <text:span text:style-name="T2">without ever looking at the editorial</text:span>, you have mastered that rating. Move up immediately.</text:p>
          </text:list-item>
        </text:list>
        <text:p text:style-name="P2">Strategy for CF Rating Growth:</text:p>
        <text:list text:style-name="L11">
          <text:list-item>
            <text:p text:style-name="P20"><text:span text:style-name="T1">Stop doing easy problems in practice:</text:span> Jump straight to C and D during your CF Foundation blocks. Get comfortable feeling completely lost.</text:p>
          </text:list-item>
          <text:list-item>
            <text:p text:style-name="P20"><text:span text:style-name="T1">Hunt your weaknesses:</text:span> Look at your last 5 contest performances. Identify the exact tag that stopped you, and spend your 03:30 PM block destroying that specific weakness for a whole week.</text:p>
          </text:list-item>
          <text:list-item>
            <text:p text:style-name="P20"><text:span text:style-name="T1">Read the Standings:</text:span> During a live contest, if you are stuck on Problem C, but 1,000 people have solved Problem D, <text:span text:style-name="T1">abandon C immediately</text:span>. The scoreboard is telling you that D is secretly easier.</text:p>
          </text:list-item>
        </text:list>
        <text:p text:style-name="Horizontal_20_Line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4:41:09.878622372</meta:creation-date>
    <dc:date>2026-03-01T14:43:12.373065997</dc:date>
    <meta:editing-duration>PT2M3S</meta:editing-duration>
    <meta:editing-cycles>1</meta:editing-cycles>
    <meta:document-statistic meta:table-count="0" meta:image-count="0" meta:object-count="0" meta:page-count="4" meta:paragraph-count="60" meta:word-count="1025" meta:character-count="5878" meta:non-whitespace-character-count="4947"/>
    <meta:generator>LibreOffice/25.8.5.2$Linux_X86_64 LibreOffice_project/252c20f6956e3db0b52e6e2f9dda67263513c8fc</meta:generator>
  </office:meta>
</office:document-meta>
</file>